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1.656cm" svg:height="14.998cm" svg:x="38.969cm" svg:y="0.649cm">
            <draw:object draw:notify-on-update-of-ranges="Arkusz1.B5:Arkusz1.K5 Arkusz1.A6:Arkusz1.A6 Arkusz1.B6:Arkusz1.K6 Arkusz1.B8:Arkusz1.K8 Arkusz1.B8:Arkusz1.K8 Arkusz1.A7:Arkusz1.A7 Arkusz1.B7:Arkusz1.K7 Arkusz1.B9:Arkusz1.K9 Arkusz1.B9:Arkusz1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573cm" svg:height="12.148cm" svg:x="38.86cm" svg:y="16.446cm">
            <draw:object draw:notify-on-update-of-ranges="Arkusz1.B28:Arkusz1.K28 Arkusz1.A29:Arkusz1.A29 Arkusz1.B29:Arkusz1.K29 Arkusz1.B31:Arkusz1.K31 Arkusz1.B31:Arkusz1.K31 Arkusz1.A30:Arkusz1.A30 Arkusz1.B30:Arkusz1.K30 Arkusz1.B33:Arkusz1.K33 Arkusz1.B33:Arkusz1.K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0.748cm" svg:y="54.792cm">
            <draw:object draw:notify-on-update-of-ranges="Arkusz1.B53:Arkusz1.B62 Arkusz1.C52:Arkusz1.C52 Arkusz1.C53:Arkusz1.C62 Arkusz1.D52:Arkusz1.D52 Arkusz1.D53:Arkusz1.D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cm" svg:height="12cm" svg:x="6.664cm" svg:y="35.271cm">
            <draw:object draw:notify-on-update-of-ranges="Arkusz1.C69:Arkusz1.L69 Arkusz1.B70:Arkusz1.B70 Arkusz1.C70:Arkusz1.L70 Arkusz1.B71:Arkusz1.B71 Arkusz1.C71:Arkusz1.L7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0cm" svg:height="12cm" svg:x="27.533cm" svg:y="35.108cm">
            <draw:object draw:notify-on-update-of-ranges="Arkusz1.C65:Arkusz1.L65 Arkusz1.B66:Arkusz1.B66 Arkusz1.C66:Arkusz1.L66 Arkusz1.B67:Arkusz1.B67 Arkusz1.C67:Arkusz1.L6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ce2"/>
        <table:table-column table:style-name="co2" table:default-cell-style-name="Default"/>
        <table:table-row table:style-name="ro1" table:number-rows-repeated="3">
          <table:table-cell/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>
            <text:p>WORST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style-name="ce2" office:value-type="string" calcext:value-type="string">
            <text:p>Czas Wykonania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style-name="ce2" office:value-type="string" calcext:value-type="string">
            <text:p>Stos Binarny</text:p>
          </table:table-cell>
          <table:table-cell office:value-type="float" office:value="964" calcext:value-type="float">
            <text:p>964</text:p>
          </table:table-cell>
          <table:table-cell office:value-type="float" office:value="3238" calcext:value-type="float">
            <text:p>3238</text:p>
          </table:table-cell>
          <table:table-cell office:value-type="float" office:value="7135" calcext:value-type="float">
            <text:p>7135</text:p>
          </table:table-cell>
          <table:table-cell office:value-type="float" office:value="12158" calcext:value-type="float">
            <text:p>12158</text:p>
          </table:table-cell>
          <table:table-cell office:value-type="float" office:value="19048" calcext:value-type="float">
            <text:p>19048</text:p>
          </table:table-cell>
          <table:table-cell office:value-type="float" office:value="26502" calcext:value-type="float">
            <text:p>26502</text:p>
          </table:table-cell>
          <table:table-cell office:value-type="float" office:value="35758" calcext:value-type="float">
            <text:p>35758</text:p>
          </table:table-cell>
          <table:table-cell office:value-type="float" office:value="46485" calcext:value-type="float">
            <text:p>46485</text:p>
          </table:table-cell>
          <table:table-cell office:value-type="float" office:value="58374" calcext:value-type="float">
            <text:p>58374</text:p>
          </table:table-cell>
          <table:table-cell office:value-type="float" office:value="71845" calcext:value-type="float">
            <text:p>71845</text:p>
          </table:table-cell>
          <table:table-cell/>
        </table:table-row>
        <table:table-row table:style-name="ro1">
          <table:table-cell table:style-name="ce2" office:value-type="string" calcext:value-type="string">
            <text:p>Stos Pojedyńczy</text:p>
          </table:table-cell>
          <table:table-cell office:value-type="float" office:value="2098" calcext:value-type="float">
            <text:p>2098</text:p>
          </table:table-cell>
          <table:table-cell office:value-type="float" office:value="7684" calcext:value-type="float">
            <text:p>7684</text:p>
          </table:table-cell>
          <table:table-cell office:value-type="float" office:value="17219" calcext:value-type="float">
            <text:p>17219</text:p>
          </table:table-cell>
          <table:table-cell office:value-type="float" office:value="30294" calcext:value-type="float">
            <text:p>30294</text:p>
          </table:table-cell>
          <table:table-cell office:value-type="float" office:value="47097" calcext:value-type="float">
            <text:p>47097</text:p>
          </table:table-cell>
          <table:table-cell office:value-type="float" office:value="67668" calcext:value-type="float">
            <text:p>67668</text:p>
          </table:table-cell>
          <table:table-cell office:value-type="float" office:value="91999" calcext:value-type="float">
            <text:p>91999</text:p>
          </table:table-cell>
          <table:table-cell office:value-type="float" office:value="121013" calcext:value-type="float">
            <text:p>121013</text:p>
          </table:table-cell>
          <table:table-cell office:value-type="float" office:value="151679" calcext:value-type="float">
            <text:p>151679</text:p>
          </table:table-cell>
          <table:table-cell office:value-type="float" office:value="188375" calcext:value-type="float">
            <text:p>188375</text:p>
          </table:table-cell>
          <table:table-cell/>
        </table:table-row>
        <table:table-row table:style-name="ro1">
          <table:table-cell office:value-type="string" calcext:value-type="string">
            <text:p>Błąd dla stosu binarnego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office:value-type="float" office:value="379" calcext:value-type="float">
            <text:p>379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Błąd dla stosu pojedynczego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88" calcext:value-type="float">
            <text:p>188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2113" calcext:value-type="float">
            <text:p>2113</text:p>
          </table:table-cell>
          <table:table-cell office:value-type="float" office:value="128" calcext:value-type="float">
            <text:p>128</text:p>
          </table:table-cell>
          <table:table-cell office:value-type="float" office:value="2200" calcext:value-type="float">
            <text:p>2200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Ilość porównań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tos Binarny</text:p>
          </table:table-cell>
          <table:table-cell office:value-type="float" office:value="7987" calcext:value-type="float">
            <text:p>7987</text:p>
          </table:table-cell>
          <table:table-cell office:value-type="float" office:value="17964" calcext:value-type="float">
            <text:p>17964</text:p>
          </table:table-cell>
          <table:table-cell office:value-type="float" office:value="28917" calcext:value-type="float">
            <text:p>28917</text:p>
          </table:table-cell>
          <table:table-cell office:value-type="float" office:value="39917" calcext:value-type="float">
            <text:p>39917</text:p>
          </table:table-cell>
          <table:table-cell office:value-type="float" office:value="51822" calcext:value-type="float">
            <text:p>51822</text:p>
          </table:table-cell>
          <table:table-cell office:value-type="float" office:value="63822" calcext:value-type="float">
            <text:p>63822</text:p>
          </table:table-cell>
          <table:table-cell office:value-type="float" office:value="75822" calcext:value-type="float">
            <text:p>75822</text:p>
          </table:table-cell>
          <table:table-cell office:value-type="float" office:value="87822" calcext:value-type="float">
            <text:p>87822</text:p>
          </table:table-cell>
          <table:table-cell office:value-type="float" office:value="100631" calcext:value-type="float">
            <text:p>100631</text:p>
          </table:table-cell>
          <table:table-cell office:value-type="float" office:value="113631" calcext:value-type="float">
            <text:p>113631</text:p>
          </table:table-cell>
          <table:table-cell/>
        </table:table-row>
        <table:table-row table:style-name="ro1">
          <table:table-cell table:style-name="ce2" office:value-type="string" calcext:value-type="string">
            <text:p>Stos Pojedyńczy</text:p>
          </table:table-cell>
          <table:table-cell office:value-type="float" office:value="499500" calcext:value-type="float">
            <text:p>499500</text:p>
          </table:table-cell>
          <table:table-cell office:value-type="float" office:value="1999000" calcext:value-type="float">
            <text:p>1999000</text:p>
          </table:table-cell>
          <table:table-cell office:value-type="float" office:value="4498500" calcext:value-type="float">
            <text:p>4498500</text:p>
          </table:table-cell>
          <table:table-cell office:value-type="float" office:value="7998000" calcext:value-type="float">
            <text:p>7998000</text:p>
          </table:table-cell>
          <table:table-cell office:value-type="float" office:value="12497500" calcext:value-type="float">
            <text:p>12497500</text:p>
          </table:table-cell>
          <table:table-cell office:value-type="float" office:value="17997000" calcext:value-type="float">
            <text:p>17997000</text:p>
          </table:table-cell>
          <table:table-cell office:value-type="float" office:value="24496500" calcext:value-type="float">
            <text:p>24496500</text:p>
          </table:table-cell>
          <table:table-cell office:value-type="float" office:value="31996000" calcext:value-type="float">
            <text:p>31996000</text:p>
          </table:table-cell>
          <table:table-cell office:value-type="float" office:value="40495500" calcext:value-type="float">
            <text:p>40495500</text:p>
          </table:table-cell>
          <table:table-cell office:value-type="float" office:value="49995000" calcext:value-type="float">
            <text:p>49995000</text:p>
          </table:table-cell>
          <table:table-cell table:style-name="ce2"/>
        </table:table-row>
        <table:table-row table:style-name="ro1">
          <table:table-cell table:style-name="ce1" table:number-columns-repeated="11"/>
          <table:table-cell/>
        </table:table-row>
        <table:table-row table:style-name="ro1">
          <table:table-cell table:style-name="ce2" office:value-type="string" calcext:value-type="string">
            <text:p>Ilość zamian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tos Binarny</text:p>
          </table:table-cell>
          <table:table-cell office:value-type="float" office:value="7987" calcext:value-type="float">
            <text:p>7987</text:p>
          </table:table-cell>
          <table:table-cell office:value-type="float" office:value="17964" calcext:value-type="float">
            <text:p>17964</text:p>
          </table:table-cell>
          <table:table-cell office:value-type="float" office:value="28917" calcext:value-type="float">
            <text:p>28917</text:p>
          </table:table-cell>
          <table:table-cell office:value-type="float" office:value="39917" calcext:value-type="float">
            <text:p>39917</text:p>
          </table:table-cell>
          <table:table-cell office:value-type="float" office:value="51822" calcext:value-type="float">
            <text:p>51822</text:p>
          </table:table-cell>
          <table:table-cell office:value-type="float" office:value="63822" calcext:value-type="float">
            <text:p>63822</text:p>
          </table:table-cell>
          <table:table-cell office:value-type="float" office:value="75822" calcext:value-type="float">
            <text:p>75822</text:p>
          </table:table-cell>
          <table:table-cell office:value-type="float" office:value="47730" calcext:value-type="float">
            <text:p>47730</text:p>
          </table:table-cell>
          <table:table-cell office:value-type="float" office:value="100631" calcext:value-type="float">
            <text:p>100631</text:p>
          </table:table-cell>
          <table:table-cell office:value-type="float" office:value="113631" calcext:value-type="float">
            <text:p>113631</text:p>
          </table:table-cell>
          <table:table-cell/>
        </table:table-row>
        <table:table-row table:style-name="ro1">
          <table:table-cell table:style-name="ce2" office:value-type="string" calcext:value-type="string">
            <text:p>Stos Pojedyńczy</text:p>
          </table:table-cell>
          <table:table-cell office:value-type="float" office:value="499500" calcext:value-type="float">
            <text:p>499500</text:p>
          </table:table-cell>
          <table:table-cell office:value-type="float" office:value="1999000" calcext:value-type="float">
            <text:p>1999000</text:p>
          </table:table-cell>
          <table:table-cell office:value-type="float" office:value="4498500" calcext:value-type="float">
            <text:p>4498500</text:p>
          </table:table-cell>
          <table:table-cell office:value-type="float" office:value="7998000" calcext:value-type="float">
            <text:p>7998000</text:p>
          </table:table-cell>
          <table:table-cell office:value-type="float" office:value="12497500" calcext:value-type="float">
            <text:p>12497500</text:p>
          </table:table-cell>
          <table:table-cell office:value-type="float" office:value="17997000" calcext:value-type="float">
            <text:p>17997000</text:p>
          </table:table-cell>
          <table:table-cell office:value-type="float" office:value="24496500" calcext:value-type="float">
            <text:p>24496500</text:p>
          </table:table-cell>
          <table:table-cell office:value-type="float" office:value="31996000" calcext:value-type="float">
            <text:p>31996000</text:p>
          </table:table-cell>
          <table:table-cell office:value-type="float" office:value="40495500" calcext:value-type="float">
            <text:p>40495500</text:p>
          </table:table-cell>
          <table:table-cell office:value-type="float" office:value="49995000" calcext:value-type="float">
            <text:p>49995000</text:p>
          </table:table-cell>
          <table:table-cell/>
        </table:table-row>
        <table:table-row table:style-name="ro1">
          <table:table-cell table:style-name="ce1" table:number-columns-repeated="11"/>
          <table:table-cell/>
        </table:table-row>
        <table:table-row table:style-name="ro1">
          <table:table-cell table:style-name="ce2" office:value-type="string" calcext:value-type="string">
            <text:p>ilość zajętej pamieci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tos Binarny</text:p>
          </table:table-cell>
          <table:table-cell office:value-type="float" office:value="1110016" calcext:value-type="float">
            <text:p>1110016</text:p>
          </table:table-cell>
          <table:table-cell table:number-columns-repeated="2" office:value-type="float" office:value="1667072" calcext:value-type="float">
            <text:p>1667072</text:p>
          </table:table-cell>
          <table:table-cell office:value-type="float" office:value="1712128" calcext:value-type="float">
            <text:p>1712128</text:p>
          </table:table-cell>
          <table:table-cell office:value-type="float" office:value="1765376" calcext:value-type="float">
            <text:p>1765376</text:p>
          </table:table-cell>
          <table:table-cell office:value-type="float" office:value="1560576" calcext:value-type="float">
            <text:p>1560576</text:p>
          </table:table-cell>
          <table:table-cell table:number-columns-repeated="3" office:value-type="float" office:value="1626112" calcext:value-type="float">
            <text:p>1626112</text:p>
          </table:table-cell>
          <table:table-cell office:value-type="float" office:value="1536000" calcext:value-type="float">
            <text:p>1536000</text:p>
          </table:table-cell>
          <table:table-cell/>
        </table:table-row>
        <table:table-row table:style-name="ro1">
          <table:table-cell table:style-name="ce2" office:value-type="string" calcext:value-type="string">
            <text:p>Stos Pojedyńczy</text:p>
          </table:table-cell>
          <table:table-cell office:value-type="float" office:value="716800" calcext:value-type="float">
            <text:p>716800</text:p>
          </table:table-cell>
          <table:table-cell office:value-type="float" office:value="1028096" calcext:value-type="float">
            <text:p>1028096</text:p>
          </table:table-cell>
          <table:table-cell table:number-columns-repeated="4" office:value-type="float" office:value="958464" calcext:value-type="float">
            <text:p>958464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134592" calcext:value-type="float">
            <text:p>1134592</text:p>
          </table:table-cell>
          <table:table-cell table:number-columns-repeated="2" office:value-type="float" office:value="1142784" calcext:value-type="float">
            <text:p>1142784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Ilość zamian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tos Binarny</text:p>
          </table:table-cell>
          <table:table-cell office:value-type="float" office:value="7987" calcext:value-type="float">
            <text:p>7987</text:p>
          </table:table-cell>
          <table:table-cell office:value-type="float" office:value="17964" calcext:value-type="float">
            <text:p>17964</text:p>
          </table:table-cell>
          <table:table-cell office:value-type="float" office:value="28917" calcext:value-type="float">
            <text:p>28917</text:p>
          </table:table-cell>
          <table:table-cell office:value-type="float" office:value="39917" calcext:value-type="float">
            <text:p>39917</text:p>
          </table:table-cell>
          <table:table-cell office:value-type="float" office:value="51822" calcext:value-type="float">
            <text:p>51822</text:p>
          </table:table-cell>
          <table:table-cell office:value-type="float" office:value="63822" calcext:value-type="float">
            <text:p>63822</text:p>
          </table:table-cell>
          <table:table-cell office:value-type="float" office:value="75822" calcext:value-type="float">
            <text:p>75822</text:p>
          </table:table-cell>
          <table:table-cell office:value-type="float" office:value="47730" calcext:value-type="float">
            <text:p>47730</text:p>
          </table:table-cell>
          <table:table-cell office:value-type="float" office:value="100631" calcext:value-type="float">
            <text:p>100631</text:p>
          </table:table-cell>
          <table:table-cell office:value-type="float" office:value="113631" calcext:value-type="float">
            <text:p>113631</text:p>
          </table:table-cell>
          <table:table-cell/>
        </table:table-row>
        <table:table-row table:style-name="ro1">
          <table:table-cell table:style-name="ce2" office:value-type="string" calcext:value-type="string">
            <text:p>Stos Pojedyńczy</text:p>
          </table:table-cell>
          <table:table-cell office:value-type="float" office:value="499500" calcext:value-type="float">
            <text:p>499500</text:p>
          </table:table-cell>
          <table:table-cell office:value-type="float" office:value="1999000" calcext:value-type="float">
            <text:p>1999000</text:p>
          </table:table-cell>
          <table:table-cell office:value-type="float" office:value="4498500" calcext:value-type="float">
            <text:p>4498500</text:p>
          </table:table-cell>
          <table:table-cell office:value-type="float" office:value="7998000" calcext:value-type="float">
            <text:p>7998000</text:p>
          </table:table-cell>
          <table:table-cell office:value-type="float" office:value="12497500" calcext:value-type="float">
            <text:p>12497500</text:p>
          </table:table-cell>
          <table:table-cell office:value-type="float" office:value="17997000" calcext:value-type="float">
            <text:p>17997000</text:p>
          </table:table-cell>
          <table:table-cell office:value-type="float" office:value="24496500" calcext:value-type="float">
            <text:p>24496500</text:p>
          </table:table-cell>
          <table:table-cell office:value-type="float" office:value="31996000" calcext:value-type="float">
            <text:p>31996000</text:p>
          </table:table-cell>
          <table:table-cell office:value-type="float" office:value="40495500" calcext:value-type="float">
            <text:p>40495500</text:p>
          </table:table-cell>
          <table:table-cell office:value-type="float" office:value="49995000" calcext:value-type="float">
            <text:p>49995000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>
            <text:p>BEST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style-name="ce2" office:value-type="string" calcext:value-type="string">
            <text:p>Czas Wykonania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style-name="ce2" office:value-type="string" calcext:value-type="string">
            <text:p>Stos Binarny</text:p>
          </table:table-cell>
          <table:table-cell office:value-type="float" office:value="951" calcext:value-type="float">
            <text:p>951</text:p>
          </table:table-cell>
          <table:table-cell office:value-type="float" office:value="3349" calcext:value-type="float">
            <text:p>3349</text:p>
          </table:table-cell>
          <table:table-cell office:value-type="float" office:value="7070" calcext:value-type="float">
            <text:p>7070</text:p>
          </table:table-cell>
          <table:table-cell office:value-type="float" office:value="12207" calcext:value-type="float">
            <text:p>12207</text:p>
          </table:table-cell>
          <table:table-cell office:value-type="float" office:value="18899" calcext:value-type="float">
            <text:p>18899</text:p>
          </table:table-cell>
          <table:table-cell office:value-type="float" office:value="26406" calcext:value-type="float">
            <text:p>26406</text:p>
          </table:table-cell>
          <table:table-cell office:value-type="float" office:value="35601" calcext:value-type="float">
            <text:p>35601</text:p>
          </table:table-cell>
          <table:table-cell office:value-type="float" office:value="46256" calcext:value-type="float">
            <text:p>46256</text:p>
          </table:table-cell>
          <table:table-cell office:value-type="float" office:value="58171" calcext:value-type="float">
            <text:p>58171</text:p>
          </table:table-cell>
          <table:table-cell office:value-type="float" office:value="71509" calcext:value-type="float">
            <text:p>71509</text:p>
          </table:table-cell>
          <table:table-cell/>
        </table:table-row>
        <table:table-row table:style-name="ro1">
          <table:table-cell table:style-name="ce2" office:value-type="string" calcext:value-type="string">
            <text:p>Stos Pojedyńczy</text:p>
          </table:table-cell>
          <table:table-cell office:value-type="float" office:value="948" calcext:value-type="float">
            <text:p>948</text:p>
          </table:table-cell>
          <table:table-cell office:value-type="float" office:value="3266" calcext:value-type="float">
            <text:p>3266</text:p>
          </table:table-cell>
          <table:table-cell office:value-type="float" office:value="6898" calcext:value-type="float">
            <text:p>6898</text:p>
          </table:table-cell>
          <table:table-cell office:value-type="float" office:value="12007" calcext:value-type="float">
            <text:p>12007</text:p>
          </table:table-cell>
          <table:table-cell office:value-type="float" office:value="18529" calcext:value-type="float">
            <text:p>18529</text:p>
          </table:table-cell>
          <table:table-cell office:value-type="float" office:value="26613" calcext:value-type="float">
            <text:p>26613</text:p>
          </table:table-cell>
          <table:table-cell office:value-type="float" office:value="35698" calcext:value-type="float">
            <text:p>35698</text:p>
          </table:table-cell>
          <table:table-cell office:value-type="float" office:value="46181" calcext:value-type="float">
            <text:p>46181</text:p>
          </table:table-cell>
          <table:table-cell office:value-type="float" office:value="58136" calcext:value-type="float">
            <text:p>58136</text:p>
          </table:table-cell>
          <table:table-cell office:value-type="float" office:value="71500" calcext:value-type="float">
            <text:p>71500</text:p>
          </table:table-cell>
          <table:table-cell/>
        </table:table-row>
        <table:table-row table:style-name="ro1">
          <table:table-cell office:value-type="string" calcext:value-type="string">
            <text:p>Błąd dla stosu binarnego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240" calcext:value-type="float">
            <text:p>240</text:p>
          </table:table-cell>
          <table:table-cell office:value-type="float" office:value="373" calcext:value-type="float">
            <text:p>373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Błąd dla stosu pojedynczego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40" calcext:value-type="float">
            <text:p>440</text:p>
          </table:table-cell>
          <table:table-cell office:value-type="float" office:value="274" calcext:value-type="float">
            <text:p>274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table:style-name="ce1" table:number-columns-repeated="11"/>
          <table:table-cell/>
        </table:table-row>
        <table:table-row table:style-name="ro1">
          <table:table-cell table:style-name="ce2" office:value-type="string" calcext:value-type="string">
            <text:p>Ilość porównań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tos Binarny</text:p>
          </table:table-cell>
          <table:table-cell office:value-type="float" office:value="999" calcext:value-type="float">
            <text:p>999</text:p>
          </table:table-cell>
          <table:table-cell office:value-type="float" office:value="1999" calcext:value-type="float">
            <text:p>1999</text:p>
          </table:table-cell>
          <table:table-cell office:value-type="float" office:value="2999" calcext:value-type="float">
            <text:p>2999</text:p>
          </table:table-cell>
          <table:table-cell office:value-type="float" office:value="3999" calcext:value-type="float">
            <text:p>3999</text:p>
          </table:table-cell>
          <table:table-cell office:value-type="float" office:value="4999" calcext:value-type="float">
            <text:p>4999</text:p>
          </table:table-cell>
          <table:table-cell office:value-type="float" office:value="5999" calcext:value-type="float">
            <text:p>5999</text:p>
          </table:table-cell>
          <table:table-cell office:value-type="float" office:value="6999" calcext:value-type="float">
            <text:p>6999</text:p>
          </table:table-cell>
          <table:table-cell office:value-type="float" office:value="7999" calcext:value-type="float">
            <text:p>7999</text:p>
          </table:table-cell>
          <table:table-cell office:value-type="float" office:value="8999" calcext:value-type="float">
            <text:p>8999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1">
          <table:table-cell table:style-name="ce2" office:value-type="string" calcext:value-type="string">
            <text:p>Stos Pojedyńczy</text:p>
          </table:table-cell>
          <table:table-cell office:value-type="float" office:value="999" calcext:value-type="float">
            <text:p>999</text:p>
          </table:table-cell>
          <table:table-cell office:value-type="float" office:value="1999" calcext:value-type="float">
            <text:p>1999</text:p>
          </table:table-cell>
          <table:table-cell office:value-type="float" office:value="2999" calcext:value-type="float">
            <text:p>2999</text:p>
          </table:table-cell>
          <table:table-cell office:value-type="float" office:value="3999" calcext:value-type="float">
            <text:p>3999</text:p>
          </table:table-cell>
          <table:table-cell office:value-type="float" office:value="4999" calcext:value-type="float">
            <text:p>4999</text:p>
          </table:table-cell>
          <table:table-cell office:value-type="float" office:value="5999" calcext:value-type="float">
            <text:p>5999</text:p>
          </table:table-cell>
          <table:table-cell office:value-type="float" office:value="6999" calcext:value-type="float">
            <text:p>6999</text:p>
          </table:table-cell>
          <table:table-cell office:value-type="float" office:value="7999" calcext:value-type="float">
            <text:p>7999</text:p>
          </table:table-cell>
          <table:table-cell office:value-type="float" office:value="8999" calcext:value-type="float">
            <text:p>8999</text:p>
          </table:table-cell>
          <table:table-cell office:value-type="float" office:value="9999" calcext:value-type="float">
            <text:p>9999</text:p>
          </table:table-cell>
          <table:table-cell/>
        </table:table-row>
        <table:table-row table:style-name="ro1">
          <table:table-cell table:style-name="ce1" table:number-columns-repeated="11"/>
          <table:table-cell/>
        </table:table-row>
        <table:table-row table:style-name="ro1">
          <table:table-cell table:style-name="ce2" office:value-type="string" calcext:value-type="string">
            <text:p>Ilość zamian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tos Binarny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Stos Pojedyńczy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number-columns-repeated="11"/>
          <table:table-cell/>
        </table:table-row>
        <table:table-row table:style-name="ro1">
          <table:table-cell table:style-name="ce2" office:value-type="string" calcext:value-type="string">
            <text:p>ilość zajętej pamieci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tos Binarny</text:p>
          </table:table-cell>
          <table:table-cell office:value-type="float" office:value="913408" calcext:value-type="float">
            <text:p>913408</text:p>
          </table:table-cell>
          <table:table-cell table:number-columns-repeated="2" office:value-type="float" office:value="1228800" calcext:value-type="float">
            <text:p>1228800</text:p>
          </table:table-cell>
          <table:table-cell table:number-columns-repeated="3" office:value-type="float" office:value="1269760" calcext:value-type="float">
            <text:p>1269760</text:p>
          </table:table-cell>
          <table:table-cell table:number-columns-repeated="3" office:value-type="float" office:value="1347584" calcext:value-type="float">
            <text:p>1347584</text:p>
          </table:table-cell>
          <table:table-cell office:value-type="float" office:value="1507328" calcext:value-type="float">
            <text:p>1507328</text:p>
          </table:table-cell>
          <table:table-cell/>
        </table:table-row>
        <table:table-row table:style-name="ro1">
          <table:table-cell table:style-name="ce2" office:value-type="string" calcext:value-type="string">
            <text:p>Stos Pojedyńczy</text:p>
          </table:table-cell>
          <table:table-cell office:value-type="float" office:value="1007616" calcext:value-type="float">
            <text:p>1007616</text:p>
          </table:table-cell>
          <table:table-cell office:value-type="float" office:value="1536000" calcext:value-type="float">
            <text:p>1536000</text:p>
          </table:table-cell>
          <table:table-cell office:value-type="float" office:value="1564672" calcext:value-type="float">
            <text:p>1564672</text:p>
          </table:table-cell>
          <table:table-cell office:value-type="float" office:value="1654784" calcext:value-type="float">
            <text:p>1654784</text:p>
          </table:table-cell>
          <table:table-cell table:number-columns-repeated="5" office:value-type="float" office:value="1454080" calcext:value-type="float">
            <text:p>1454080</text:p>
          </table:table-cell>
          <table:table-cell office:value-type="float" office:value="1409024" calcext:value-type="float">
            <text:p>1409024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Default" table:number-columns-repeated="4"/>
          <table:table-cell table:style-name="Default" office:value-type="float" office:value="113631" calcext:value-type="float">
            <text:p>113631</text:p>
          </table:table-cell>
          <table:table-cell table:style-name="Default" office:value-type="float" office:value="49995000" calcext:value-type="float">
            <text:p>49995000</text:p>
          </table:table-cell>
          <table:table-cell table:style-name="Default" table:formula="of:=[.F48]/[.G48]" office:value-type="float" office:value="0.00227284728472847" calcext:value-type="float">
            <text:p>0,00227284728472847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4"/>
          <table:table-cell office:value-type="float" office:value="7987" calcext:value-type="float">
            <text:p>7987</text:p>
          </table:table-cell>
          <table:table-cell office:value-type="float" office:value="113631" calcext:value-type="float">
            <text:p>113631</text:p>
          </table:table-cell>
          <table:table-cell table:style-name="Default" table:formula="of:=[.G49]/[.F49]" office:value-type="float" office:value="14.2269938650307" calcext:value-type="float">
            <text:p>14,2269938650307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Stos Pojedyńczy</text:p>
          </table:table-cell>
          <table:table-cell office:value-type="string" calcext:value-type="string">
            <text:p>Stos Binarny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float" office:value="1000" calcext:value-type="float">
            <text:p>1000</text:p>
          </table:table-cell>
          <table:table-cell table:style-name="Default" table:formula="of:=[.B25]" office:value-type="float" office:value="499500" calcext:value-type="float">
            <text:p>499500</text:p>
          </table:table-cell>
          <table:table-cell table:formula="of:=[.B24]" office:value-type="float" office:value="7987" calcext:value-type="float">
            <text:p>7987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float" office:value="2000" calcext:value-type="float">
            <text:p>2000</text:p>
          </table:table-cell>
          <table:table-cell table:style-name="Default" table:formula="of:=[.C25]" office:value-type="float" office:value="1999000" calcext:value-type="float">
            <text:p>1999000</text:p>
          </table:table-cell>
          <table:table-cell table:formula="of:=[.C24]" office:value-type="float" office:value="17964" calcext:value-type="float">
            <text:p>17964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float" office:value="3000" calcext:value-type="float">
            <text:p>3000</text:p>
          </table:table-cell>
          <table:table-cell table:formula="of:=[.D25]" office:value-type="float" office:value="4498500" calcext:value-type="float">
            <text:p>4498500</text:p>
          </table:table-cell>
          <table:table-cell table:formula="of:=[.D24]" office:value-type="float" office:value="28917" calcext:value-type="float">
            <text:p>28917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float" office:value="4000" calcext:value-type="float">
            <text:p>4000</text:p>
          </table:table-cell>
          <table:table-cell table:formula="of:=[.E25]" office:value-type="float" office:value="7998000" calcext:value-type="float">
            <text:p>7998000</text:p>
          </table:table-cell>
          <table:table-cell table:formula="of:=[.E24]" office:value-type="float" office:value="39917" calcext:value-type="float">
            <text:p>39917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float" office:value="5000" calcext:value-type="float">
            <text:p>5000</text:p>
          </table:table-cell>
          <table:table-cell table:formula="of:=[.F25]" office:value-type="float" office:value="12497500" calcext:value-type="float">
            <text:p>12497500</text:p>
          </table:table-cell>
          <table:table-cell table:formula="of:=[.F24]" office:value-type="float" office:value="51822" calcext:value-type="float">
            <text:p>51822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float" office:value="6000" calcext:value-type="float">
            <text:p>6000</text:p>
          </table:table-cell>
          <table:table-cell table:formula="of:=[.G25]" office:value-type="float" office:value="17997000" calcext:value-type="float">
            <text:p>17997000</text:p>
          </table:table-cell>
          <table:table-cell table:formula="of:=[.G24]" office:value-type="float" office:value="63822" calcext:value-type="float">
            <text:p>63822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float" office:value="7000" calcext:value-type="float">
            <text:p>7000</text:p>
          </table:table-cell>
          <table:table-cell table:formula="of:=[.H25]" office:value-type="float" office:value="24496500" calcext:value-type="float">
            <text:p>24496500</text:p>
          </table:table-cell>
          <table:table-cell table:formula="of:=[.H24]" office:value-type="float" office:value="75822" calcext:value-type="float">
            <text:p>75822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float" office:value="8000" calcext:value-type="float">
            <text:p>8000</text:p>
          </table:table-cell>
          <table:table-cell table:formula="of:=[.I25]" office:value-type="float" office:value="31996000" calcext:value-type="float">
            <text:p>31996000</text:p>
          </table:table-cell>
          <table:table-cell table:formula="of:=[.I24]" office:value-type="float" office:value="47730" calcext:value-type="float">
            <text:p>47730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float" office:value="9000" calcext:value-type="float">
            <text:p>9000</text:p>
          </table:table-cell>
          <table:table-cell table:formula="of:=[.J25]" office:value-type="float" office:value="40495500" calcext:value-type="float">
            <text:p>40495500</text:p>
          </table:table-cell>
          <table:table-cell table:formula="of:=[.J24]" office:value-type="float" office:value="100631" calcext:value-type="float">
            <text:p>100631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float" office:value="10000" calcext:value-type="float">
            <text:p>10000</text:p>
          </table:table-cell>
          <table:table-cell table:formula="of:=[.K25]" office:value-type="float" office:value="49995000" calcext:value-type="float">
            <text:p>49995000</text:p>
          </table:table-cell>
          <table:table-cell table:formula="of:=[.K24]" office:value-type="float" office:value="113631" calcext:value-type="float">
            <text:p>113631</text:p>
          </table:table-cell>
          <table:table-cell table:style-name="Default" table:number-columns-repeated="7"/>
          <table:table-cell/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2">
          <table:table-cell/>
          <table:table-cell office:value-type="string" calcext:value-type="string">
            <text:p>ilość zajętej pamieci best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table:style-name="ce2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tos Binarny</text:p>
          </table:table-cell>
          <table:table-cell office:value-type="float" office:value="913408" calcext:value-type="float">
            <text:p>913408</text:p>
          </table:table-cell>
          <table:table-cell table:number-columns-repeated="2" office:value-type="float" office:value="1228800" calcext:value-type="float">
            <text:p>1228800</text:p>
          </table:table-cell>
          <table:table-cell table:number-columns-repeated="3" office:value-type="float" office:value="1269760" calcext:value-type="float">
            <text:p>1269760</text:p>
          </table:table-cell>
          <table:table-cell table:number-columns-repeated="3" office:value-type="float" office:value="1347584" calcext:value-type="float">
            <text:p>1347584</text:p>
          </table:table-cell>
          <table:table-cell table:style-name="ce2" office:value-type="float" office:value="1507328" calcext:value-type="float">
            <text:p>1507328</text:p>
          </table:table-cell>
        </table:table-row>
        <table:table-row table:style-name="ro2">
          <table:table-cell/>
          <table:table-cell office:value-type="string" calcext:value-type="string">
            <text:p>Stos Pojedyńczy</text:p>
          </table:table-cell>
          <table:table-cell office:value-type="float" office:value="843776" calcext:value-type="float">
            <text:p>843776</text:p>
          </table:table-cell>
          <table:table-cell table:number-columns-repeated="7" office:value-type="float" office:value="1216512" calcext:value-type="float">
            <text:p>1216512</text:p>
          </table:table-cell>
          <table:table-cell office:value-type="float" office:value="1228800" calcext:value-type="float">
            <text:p>1228800</text:p>
          </table:table-cell>
          <table:table-cell table:style-name="ce2" office:value-type="float" office:value="1228800" calcext:value-type="float">
            <text:p>1228800</text:p>
          </table:table-cell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2">
          <table:table-cell/>
          <table:table-cell office:value-type="string" calcext:value-type="string">
            <text:p>ilość zajętej pamieci worst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table:style-name="ce2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Stos Binarny</text:p>
          </table:table-cell>
          <table:table-cell table:style-name="Default" office:value-type="float" office:value="704512" calcext:value-type="float">
            <text:p>704512</text:p>
          </table:table-cell>
          <table:table-cell table:number-columns-repeated="5" table:style-name="Default" office:value-type="float" office:value="950272" calcext:value-type="float">
            <text:p>950272</text:p>
          </table:table-cell>
          <table:table-cell table:number-columns-repeated="3" table:style-name="Default" office:value-type="float" office:value="1015808" calcext:value-type="float">
            <text:p>1015808</text:p>
          </table:table-cell>
          <table:table-cell office:value-type="float" office:value="1171456" calcext:value-type="float">
            <text:p>1171456</text:p>
          </table:table-cell>
        </table:table-row>
        <table:table-row table:style-name="ro2">
          <table:table-cell/>
          <table:table-cell office:value-type="string" calcext:value-type="string">
            <text:p>Stos Pojedyńczy</text:p>
          </table:table-cell>
          <table:table-cell office:value-type="float" office:value="716800" calcext:value-type="float">
            <text:p>716800</text:p>
          </table:table-cell>
          <table:table-cell office:value-type="float" office:value="1028096" calcext:value-type="float">
            <text:p>1028096</text:p>
          </table:table-cell>
          <table:table-cell table:number-columns-repeated="4" office:value-type="float" office:value="958464" calcext:value-type="float">
            <text:p>958464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134592" calcext:value-type="float">
            <text:p>1134592</text:p>
          </table:table-cell>
          <table:table-cell office:value-type="float" office:value="1142784" calcext:value-type="float">
            <text:p>1142784</text:p>
          </table:table-cell>
          <table:table-cell table:style-name="ce2" office:value-type="float" office:value="1142784" calcext:value-type="float">
            <text:p>1142784</text:p>
          </table:table-cell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>
          <table:table-cell table:number-columns-repeated="11"/>
          <table:table-cell table:style-name="ce2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>
          <table:table-cell table:number-columns-repeated="11"/>
          <table:table-cell table:style-name="ce2"/>
        </table:table-row>
        <table:table-row table:style-name="ro1"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 table:number-columns-repeated="2"/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1" number:min-decimal-places="1" number:min-integer-digits="1"/>
    </number:number-style>
    <number:number-style style:name="N11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.00.0000</text:date>, <text:time style:data-style-name="N2" text:time-value="15:49:34.7582559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0:00:39.942443500</meta:creation-date>
    <dc:date>2025-09-06T18:45:28.326389900</dc:date>
    <meta:editing-duration>P1DT17H1M25S</meta:editing-duration>
    <meta:editing-cycles>20</meta:editing-cycles>
    <meta:generator>LibreOffice/25.2.5.2$Windows_X86_64 LibreOffice_project/03d19516eb2e1dd5d4ccd751a0d6f35f35e08022</meta:generator>
    <meta:document-statistic meta:table-count="1" meta:cell-count="397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 chart:error-category="cell-range" chart:error-upper-range="Arkusz1.B8:Arkusz1.K8" chart:error-lower-range="Arkusz1.B8:Arkusz1.K8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Arkusz1.B8:Arkusz1.K8" chart:error-lower-range="Arkusz1.B8:Arkusz1.K8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square" chart:symbol-width="0.1cm" chart:symbol-height="0.1cm"/>
    </style:style>
    <style:style style:name="ch12" style:family="chart">
      <style:chart-properties chart:solid-type="cuboid" chart:symbol-type="named-symbol" chart:symbol-name="square" chart:symbol-width="0.05cm" chart:symbol-height="0.05cm"/>
    </style:style>
    <style:style style:name="ch13" style:family="chart" style:data-style-name="N0">
      <style:chart-properties chart:symbol-type="named-symbol" chart:symbol-name="square" chart:symbol-width="0.1cm" chart:symbol-height="0.1cm" chart:link-data-style-to-source="true" chart:error-category="cell-range" chart:error-upper-range="Arkusz1.B9:Arkusz1.K9" chart:error-lower-range="Arkusz1.B9:Arkusz1.K9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Arkusz1.B9:Arkusz1.K9" chart:error-lower-range="Arkusz1.B9:Arkusz1.K9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 style:font-size-asian="9pt" style:font-size-complex="9pt"/>
    </style:style>
  </office:automatic-styles>
  <office:body>
    <office:chart>
      <chart:chart svg:width="21.657cm" svg:height="14.999cm" xlink:href=".." xlink:type="simple" chart:class="chart:line" chart:style-name="ch1">
        <chart:legend chart:legend-position="end" svg:x="16.752cm" svg:y="6.758cm" style:legend-expansion="high" chart:style-name="ch2"/>
        <chart:plot-area chart:style-name="ch3" svg:x="1.663cm" svg:y="0.299cm" svg:width="14.656cm" svg:height="13.201cm">
          <chart:coordinate-region svg:x="3.061cm" svg:y="0.498cm" svg:width="12.777cm" svg:height="12.355cm"/>
          <chart:axis chart:dimension="x" chart:name="primary-x" chart:style-name="ch4" chartooo:axis-type="auto">
            <chartooo:date-scale/>
            <chart:title svg:x="7.458cm" svg:y="13.8cm" chart:style-name="ch5">
              <text:p><text:span text:style-name="T1">Liczba węzłów</text:span></text:p>
            </chart:title>
            <chart:categories table:cell-range-address="Arkusz1.B5:Arkusz1.K5"/>
            <chart:grid chart:style-name="ch6" chart:class="major"/>
          </chart:axis>
          <chart:axis chart:dimension="x" chart:name="secondary-x" chart:style-name="ch7"/>
          <chart:axis chart:dimension="y" chart:name="primary-y" chart:style-name="ch4">
            <chart:title svg:x="0.451cm" svg:y="9.132cm" chart:style-name="ch8">
              <text:p><text:span text:style-name="T1">Czas wykonania (ms)</text:span>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9" chart:values-cell-range-address="Arkusz1.B6:Arkusz1.K6" chart:label-cell-address="Arkusz1.A6:Arkusz1.A6" chart:class="chart:line">
            <chart:error-indicator chart:style-name="ch10" chart:dimension="y"/>
            <chart:data-point chart:repeated="6"/>
            <chart:data-point chart:style-name="ch11"/>
            <chart:data-point chart:repeated="2"/>
            <chart:data-point chart:style-name="ch12"/>
          </chart:series>
          <chart:series chart:attached-axis="primary-y" chart:style-name="ch13" chart:values-cell-range-address="Arkusz1.B7:Arkusz1.K7" chart:label-cell-address="Arkusz1.A7:Arkusz1.A7" chart:class="chart:line">
            <chart:error-indicator chart:style-name="ch14" chart:dimension="y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Arkusz1.B5:Arkusz1.K5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Stos Binarny</text:p>
                <draw:g>
                  <svg:desc>Arkusz1.A6:Arkusz1.A6</svg:desc>
                </draw:g>
              </table:table-cell>
              <table:table-cell office:value-type="float" office:value="964">
                <text:p>964</text:p>
                <draw:g>
                  <svg:desc>Arkusz1.B6:Arkusz1.K6</svg:desc>
                </draw:g>
              </table:table-cell>
              <table:table-cell office:value-type="float" office:value="3238">
                <text:p>3238</text:p>
              </table:table-cell>
              <table:table-cell office:value-type="float" office:value="7135">
                <text:p>7135</text:p>
              </table:table-cell>
              <table:table-cell office:value-type="float" office:value="12158">
                <text:p>12158</text:p>
              </table:table-cell>
              <table:table-cell office:value-type="float" office:value="19048">
                <text:p>19048</text:p>
              </table:table-cell>
              <table:table-cell office:value-type="float" office:value="26502">
                <text:p>26502</text:p>
              </table:table-cell>
              <table:table-cell office:value-type="float" office:value="35758">
                <text:p>35758</text:p>
              </table:table-cell>
              <table:table-cell office:value-type="float" office:value="46485">
                <text:p>46485</text:p>
              </table:table-cell>
              <table:table-cell office:value-type="float" office:value="58374">
                <text:p>58374</text:p>
              </table:table-cell>
              <table:table-cell office:value-type="float" office:value="71845">
                <text:p>71845</text:p>
              </table:table-cell>
            </table:table-row>
            <table:table-row>
              <table:table-cell office:value-type="string">
                <text:p>Wiersz 8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Arkusz1.B8:Arkusz1.K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47">
                <text:p>147</text:p>
              </table:table-cell>
              <table:table-cell office:value-type="float" office:value="164">
                <text:p>164</text:p>
              </table:table-cell>
              <table:table-cell office:value-type="float" office:value="379">
                <text:p>379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152">
                <text:p>152</text:p>
              </table:table-cell>
              <table:table-cell office:value-type="float" office:value="46">
                <text:p>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Wiersz 8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Arkusz1.B8:Arkusz1.K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47">
                <text:p>147</text:p>
              </table:table-cell>
              <table:table-cell office:value-type="float" office:value="164">
                <text:p>164</text:p>
              </table:table-cell>
              <table:table-cell office:value-type="float" office:value="379">
                <text:p>379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152">
                <text:p>152</text:p>
              </table:table-cell>
              <table:table-cell office:value-type="float" office:value="46">
                <text:p>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Stos Pojedyńczy</text:p>
                <draw:g>
                  <svg:desc>Arkusz1.A7:Arkusz1.A7</svg:desc>
                </draw:g>
              </table:table-cell>
              <table:table-cell office:value-type="float" office:value="2098">
                <text:p>2098</text:p>
                <draw:g>
                  <svg:desc>Arkusz1.B7:Arkusz1.K7</svg:desc>
                </draw:g>
              </table:table-cell>
              <table:table-cell office:value-type="float" office:value="7684">
                <text:p>7684</text:p>
              </table:table-cell>
              <table:table-cell office:value-type="float" office:value="17219">
                <text:p>17219</text:p>
              </table:table-cell>
              <table:table-cell office:value-type="float" office:value="30294">
                <text:p>30294</text:p>
              </table:table-cell>
              <table:table-cell office:value-type="float" office:value="47097">
                <text:p>47097</text:p>
              </table:table-cell>
              <table:table-cell office:value-type="float" office:value="67668">
                <text:p>67668</text:p>
              </table:table-cell>
              <table:table-cell office:value-type="float" office:value="91999">
                <text:p>91999</text:p>
              </table:table-cell>
              <table:table-cell office:value-type="float" office:value="121013">
                <text:p>121013</text:p>
              </table:table-cell>
              <table:table-cell office:value-type="float" office:value="151679">
                <text:p>151679</text:p>
              </table:table-cell>
              <table:table-cell office:value-type="float" office:value="188375">
                <text:p>188375</text:p>
              </table:table-cell>
            </table:table-row>
            <table:table-row>
              <table:table-cell office:value-type="string">
                <text:p>Wiersz 9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Arkusz1.B9:Arkusz1.K9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117">
                <text:p>117</text:p>
              </table:table-cell>
              <table:table-cell office:value-type="float" office:value="188">
                <text:p>188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2113">
                <text:p>2113</text:p>
              </table:table-cell>
              <table:table-cell office:value-type="float" office:value="128">
                <text:p>128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Wiersz 9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Arkusz1.B9:Arkusz1.K9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117">
                <text:p>117</text:p>
              </table:table-cell>
              <table:table-cell office:value-type="float" office:value="188">
                <text:p>188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2113">
                <text:p>2113</text:p>
              </table:table-cell>
              <table:table-cell office:value-type="float" office:value="128">
                <text:p>128</text:p>
              </table:table-cell>
              <table:table-cell office:value-type="float" office:value="2200">
                <text:p>2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 chart:error-category="cell-range" chart:error-upper-range="Arkusz1.B31:Arkusz1.K31" chart:error-lower-range="Arkusz1.B31:Arkusz1.K3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Arkusz1.B31:Arkusz1.K31" chart:error-lower-range="Arkusz1.B31:Arkusz1.K3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 chart:error-category="cell-range" chart:error-upper-range="Arkusz1.B33:Arkusz1.K33" chart:error-lower-range="Arkusz1.B33:Arkusz1.K33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Arkusz1.B33:Arkusz1.K33" chart:error-lower-range="Arkusz1.B33:Arkusz1.K33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size="14pt" style:letter-kerning="false" style:font-size-asian="9pt" style:font-size-complex="9pt"/>
    </style:style>
  </office:automatic-styles>
  <office:body>
    <office:chart>
      <chart:chart svg:width="21.574cm" svg:height="12.149cm" xlink:href=".." xlink:type="simple" chart:class="chart:line" chart:style-name="ch1">
        <chart:legend chart:legend-position="end" svg:x="16.669cm" svg:y="5.333cm" style:legend-expansion="high" chart:style-name="ch2"/>
        <chart:plot-area chart:style-name="ch3" svg:x="1.734cm" svg:y="0.242cm" svg:width="14.504cm" svg:height="10.392cm">
          <chart:coordinate-region svg:x="3.133cm" svg:y="0.441cm" svg:width="12.626cm" svg:height="9.546cm"/>
          <chart:axis chart:dimension="x" chart:name="primary-x" chart:style-name="ch4" chartooo:axis-type="auto">
            <chartooo:date-scale/>
            <chart:title svg:x="7.276cm" svg:y="10.876cm" chart:style-name="ch5">
              <text:p><text:span text:style-name="T1">Liczba węzłów</text:span></text:p>
            </chart:title>
            <chart:categories table:cell-range-address="Arkusz1.B28:Arkusz1.K28"/>
            <chart:grid chart:style-name="ch6" chart:class="major"/>
          </chart:axis>
          <chart:axis chart:dimension="y" chart:name="primary-y" chart:style-name="ch7">
            <chart:title svg:x="0.451cm" svg:y="7.93cm" chart:style-name="ch8">
              <text:p><text:span text:style-name="T1">Czas wykonania (ms)</text:span></text:p>
            </chart:title>
            <chart:grid chart:style-name="ch6" chart:class="major"/>
          </chart:axis>
          <chart:series chart:style-name="ch9" chart:values-cell-range-address="Arkusz1.B29:Arkusz1.K29" chart:label-cell-address="Arkusz1.A29:Arkusz1.A29" chart:class="chart:line">
            <chart:error-indicator chart:style-name="ch10" chart:dimension="y"/>
            <chart:data-point chart:repeated="10"/>
          </chart:series>
          <chart:series chart:style-name="ch11" chart:values-cell-range-address="Arkusz1.B30:Arkusz1.K30" chart:label-cell-address="Arkusz1.A30:Arkusz1.A30" chart:class="chart:line">
            <chart:error-indicator chart:style-name="ch12" chart:dimension="y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Arkusz1.B28:Arkusz1.K28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Stos Binarny</text:p>
                <draw:g>
                  <svg:desc>Arkusz1.A29:Arkusz1.A29</svg:desc>
                </draw:g>
              </table:table-cell>
              <table:table-cell office:value-type="float" office:value="951">
                <text:p>951</text:p>
                <draw:g>
                  <svg:desc>Arkusz1.B29:Arkusz1.K29</svg:desc>
                </draw:g>
              </table:table-cell>
              <table:table-cell office:value-type="float" office:value="3349">
                <text:p>3349</text:p>
              </table:table-cell>
              <table:table-cell office:value-type="float" office:value="7070">
                <text:p>7070</text:p>
              </table:table-cell>
              <table:table-cell office:value-type="float" office:value="12207">
                <text:p>12207</text:p>
              </table:table-cell>
              <table:table-cell office:value-type="float" office:value="18899">
                <text:p>18899</text:p>
              </table:table-cell>
              <table:table-cell office:value-type="float" office:value="26406">
                <text:p>26406</text:p>
              </table:table-cell>
              <table:table-cell office:value-type="float" office:value="35601">
                <text:p>35601</text:p>
              </table:table-cell>
              <table:table-cell office:value-type="float" office:value="46256">
                <text:p>46256</text:p>
              </table:table-cell>
              <table:table-cell office:value-type="float" office:value="58171">
                <text:p>58171</text:p>
              </table:table-cell>
              <table:table-cell office:value-type="float" office:value="71509">
                <text:p>71509</text:p>
              </table:table-cell>
            </table:table-row>
            <table:table-row>
              <table:table-cell office:value-type="string">
                <text:p>Wiersz 31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Arkusz1.B31:Arkusz1.K31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15">
                <text:p>115</text:p>
              </table:table-cell>
              <table:table-cell office:value-type="float" office:value="240">
                <text:p>240</text:p>
              </table:table-cell>
              <table:table-cell office:value-type="float" office:value="373">
                <text:p>373</text:p>
              </table:table-cell>
              <table:table-cell office:value-type="float" office:value="93">
                <text:p>93</text:p>
              </table:table-cell>
              <table:table-cell office:value-type="float" office:value="77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41">
                <text:p>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Wiersz 31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Arkusz1.B31:Arkusz1.K31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15">
                <text:p>115</text:p>
              </table:table-cell>
              <table:table-cell office:value-type="float" office:value="240">
                <text:p>240</text:p>
              </table:table-cell>
              <table:table-cell office:value-type="float" office:value="373">
                <text:p>373</text:p>
              </table:table-cell>
              <table:table-cell office:value-type="float" office:value="93">
                <text:p>93</text:p>
              </table:table-cell>
              <table:table-cell office:value-type="float" office:value="77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41">
                <text:p>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tos Pojedyńczy</text:p>
                <draw:g>
                  <svg:desc>Arkusz1.A30:Arkusz1.A30</svg:desc>
                </draw:g>
              </table:table-cell>
              <table:table-cell office:value-type="float" office:value="948">
                <text:p>948</text:p>
                <draw:g>
                  <svg:desc>Arkusz1.B30:Arkusz1.K30</svg:desc>
                </draw:g>
              </table:table-cell>
              <table:table-cell office:value-type="float" office:value="3266">
                <text:p>3266</text:p>
              </table:table-cell>
              <table:table-cell office:value-type="float" office:value="6898">
                <text:p>6898</text:p>
              </table:table-cell>
              <table:table-cell office:value-type="float" office:value="12007">
                <text:p>12007</text:p>
              </table:table-cell>
              <table:table-cell office:value-type="float" office:value="18529">
                <text:p>18529</text:p>
              </table:table-cell>
              <table:table-cell office:value-type="float" office:value="26613">
                <text:p>26613</text:p>
              </table:table-cell>
              <table:table-cell office:value-type="float" office:value="35698">
                <text:p>35698</text:p>
              </table:table-cell>
              <table:table-cell office:value-type="float" office:value="46181">
                <text:p>46181</text:p>
              </table:table-cell>
              <table:table-cell office:value-type="float" office:value="58136">
                <text:p>58136</text:p>
              </table:table-cell>
              <table:table-cell office:value-type="float" office:value="71500">
                <text:p>71500</text:p>
              </table:table-cell>
            </table:table-row>
            <table:table-row>
              <table:table-cell office:value-type="string">
                <text:p>Wiersz 3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1.B33:Arkusz1.K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ersz 3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1.B33:Arkusz1.K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02cm" svg:y="3.952cm" style:legend-expansion="high" chart:style-name="ch2"/>
        <chart:plot-area chart:style-name="ch3" svg:x="0.32cm" svg:y="0.18cm" svg:width="12.062cm" svg:height="8.64cm">
          <chart:coordinate-region svg:x="2.101cm" svg:y="0.379cm" svg:width="10.281cm" svg:height="7.794cm"/>
          <chart:axis chart:dimension="x" chart:name="primary-x" chart:style-name="ch4" chartooo:axis-type="auto">
            <chartooo:date-scale/>
            <chart:categories table:cell-range-address="Arkusz1.B53:Arkusz1.B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C53:Arkusz1.C62" chart:label-cell-address="Arkusz1.C52:Arkusz1.C52" chart:class="chart:bar">
            <chart:data-point chart:repeated="10"/>
          </chart:series>
          <chart:series chart:style-name="ch8" chart:values-cell-range-address="Arkusz1.D53:Arkusz1.D62" chart:label-cell-address="Arkusz1.D52:Arkusz1.D5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s Pojedyńczy</text:p>
                <draw:g>
                  <svg:desc>Arkusz1.C52:Arkusz1.C52</svg:desc>
                </draw:g>
              </table:table-cell>
              <table:table-cell office:value-type="string">
                <text:p>Stos Binarny</text:p>
                <draw:g>
                  <svg:desc>Arkusz1.D52:Arkusz1.D5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Arkusz1.B53:Arkusz1.B62</svg:desc>
                </draw:g>
              </table:table-cell>
              <table:table-cell office:value-type="float" office:value="499500">
                <text:p>499500</text:p>
                <draw:g>
                  <svg:desc>Arkusz1.C53:Arkusz1.C62</svg:desc>
                </draw:g>
              </table:table-cell>
              <table:table-cell office:value-type="float" office:value="7987">
                <text:p>7987</text:p>
                <draw:g>
                  <svg:desc>Arkusz1.D53:Arkusz1.D6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99000">
                <text:p>1999000</text:p>
              </table:table-cell>
              <table:table-cell office:value-type="float" office:value="17964">
                <text:p>1796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498500">
                <text:p>4498500</text:p>
              </table:table-cell>
              <table:table-cell office:value-type="float" office:value="28917">
                <text:p>2891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998000">
                <text:p>7998000</text:p>
              </table:table-cell>
              <table:table-cell office:value-type="float" office:value="39917">
                <text:p>3991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2497500">
                <text:p>12497500</text:p>
              </table:table-cell>
              <table:table-cell office:value-type="float" office:value="51822">
                <text:p>5182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7997000">
                <text:p>17997000</text:p>
              </table:table-cell>
              <table:table-cell office:value-type="float" office:value="63822">
                <text:p>6382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496500">
                <text:p>24496500</text:p>
              </table:table-cell>
              <table:table-cell office:value-type="float" office:value="75822">
                <text:p>7582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1996000">
                <text:p>31996000</text:p>
              </table:table-cell>
              <table:table-cell office:value-type="float" office:value="47730">
                <text:p>4773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0495500">
                <text:p>40495500</text:p>
              </table:table-cell>
              <table:table-cell office:value-type="float" office:value="100631">
                <text:p>10063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9995000">
                <text:p>49995000</text:p>
              </table:table-cell>
              <table:table-cell office:value-type="float" office:value="113631">
                <text:p>1136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2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13pt" style:font-size-complex="13pt"/>
    </style:style>
    <style:style style:name="ch10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cm" chart:symbol-height="0.2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20.001cm" svg:height="12.001cm" xlink:href=".." xlink:type="simple" chart:class="chart:line" chart:style-name="ch1">
        <chart:legend chart:legend-position="end" svg:x="16.703cm" svg:y="5.452cm" style:legend-expansion="high" chart:style-name="ch2"/>
        <chart:plot-area chart:style-name="ch3" svg:x="0.611cm" svg:y="0.21cm" svg:width="16.754cm" svg:height="10.985cm">
          <chart:coordinate-region svg:x="2.201cm" svg:y="0.409cm" svg:width="14.685cm" svg:height="10.139cm"/>
          <chart:axis chart:dimension="x" chart:name="primary-x" chart:style-name="ch4" chartooo:axis-type="auto">
            <chartooo:date-scale/>
            <chart:title svg:x="7.907cm" svg:y="11.435cm" chart:style-name="ch5">
              <text:p><text:span text:style-name="T1">Liczba węzłów</text:span></text:p>
            </chart:title>
            <chart:categories table:cell-range-address="Arkusz1.C69:Arkusz1.L69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cm" svg:y="7.348cm" chart:style-name="ch9">
              <text:p><text:span text:style-name="T1">Liczba zajętych bajtów</text:span>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10" chart:values-cell-range-address="Arkusz1.C70:Arkusz1.L70" chart:label-cell-address="Arkusz1.B70:Arkusz1.B70" chart:class="chart:line">
            <chart:data-point chart:repeated="10"/>
          </chart:series>
          <chart:series chart:attached-axis="primary-y" chart:style-name="ch11" chart:values-cell-range-address="Arkusz1.C71:Arkusz1.L71" chart:label-cell-address="Arkusz1.B71:Arkusz1.B7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Arkusz1.C69:Arkusz1.L69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Stos Binarny</text:p>
                <draw:g>
                  <svg:desc>Arkusz1.B70:Arkusz1.B70</svg:desc>
                </draw:g>
              </table:table-cell>
              <table:table-cell office:value-type="float" office:value="704512">
                <text:p>704512</text:p>
                <draw:g>
                  <svg:desc>Arkusz1.C70:Arkusz1.L70</svg:desc>
                </draw:g>
              </table:table-cell>
              <table:table-cell office:value-type="float" office:value="950272">
                <text:p>950272</text:p>
              </table:table-cell>
              <table:table-cell office:value-type="float" office:value="950272">
                <text:p>950272</text:p>
              </table:table-cell>
              <table:table-cell office:value-type="float" office:value="950272">
                <text:p>950272</text:p>
              </table:table-cell>
              <table:table-cell office:value-type="float" office:value="950272">
                <text:p>950272</text:p>
              </table:table-cell>
              <table:table-cell office:value-type="float" office:value="950272">
                <text:p>950272</text:p>
              </table:table-cell>
              <table:table-cell office:value-type="float" office:value="1015808">
                <text:p>1015808</text:p>
              </table:table-cell>
              <table:table-cell office:value-type="float" office:value="1015808">
                <text:p>1015808</text:p>
              </table:table-cell>
              <table:table-cell office:value-type="float" office:value="1015808">
                <text:p>1015808</text:p>
              </table:table-cell>
              <table:table-cell office:value-type="float" office:value="1171456">
                <text:p>1171456</text:p>
              </table:table-cell>
            </table:table-row>
            <table:table-row>
              <table:table-cell office:value-type="string">
                <text:p>Stos Pojedyńczy</text:p>
                <draw:g>
                  <svg:desc>Arkusz1.B71:Arkusz1.B71</svg:desc>
                </draw:g>
              </table:table-cell>
              <table:table-cell office:value-type="float" office:value="716800">
                <text:p>716800</text:p>
                <draw:g>
                  <svg:desc>Arkusz1.C71:Arkusz1.L71</svg:desc>
                </draw:g>
              </table:table-cell>
              <table:table-cell office:value-type="float" office:value="1028096">
                <text:p>1028096</text:p>
              </table:table-cell>
              <table:table-cell office:value-type="float" office:value="958464">
                <text:p>958464</text:p>
              </table:table-cell>
              <table:table-cell office:value-type="float" office:value="958464">
                <text:p>958464</text:p>
              </table:table-cell>
              <table:table-cell office:value-type="float" office:value="958464">
                <text:p>958464</text:p>
              </table:table-cell>
              <table:table-cell office:value-type="float" office:value="958464">
                <text:p>958464</text:p>
              </table:table-cell>
              <table:table-cell office:value-type="float" office:value="1024000">
                <text:p>1024000</text:p>
              </table:table-cell>
              <table:table-cell office:value-type="float" office:value="1134592">
                <text:p>1134592</text:p>
              </table:table-cell>
              <table:table-cell office:value-type="float" office:value="1142784">
                <text:p>1142784</text:p>
              </table:table-cell>
              <table:table-cell office:value-type="float" office:value="1142784">
                <text:p>11427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2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13pt" style:font-size-complex="13pt"/>
    </style:style>
    <style:style style:name="ch10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cm" chart:symbol-height="0.2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20.001cm" svg:height="12.001cm" xlink:href=".." xlink:type="simple" chart:class="chart:line" chart:style-name="ch1">
        <chart:legend chart:legend-position="end" svg:x="16.703cm" svg:y="5.452cm" style:legend-expansion="high" chart:style-name="ch2"/>
        <chart:plot-area chart:style-name="ch3" svg:x="1.411cm" svg:y="0.24cm" svg:width="14.892cm" svg:height="10.54cm">
          <chart:coordinate-region svg:x="3.001cm" svg:y="0.44cm" svg:width="12.822cm" svg:height="9.693cm"/>
          <chart:axis chart:dimension="x" chart:name="primary-x" chart:style-name="ch4" chartooo:axis-type="auto">
            <chartooo:date-scale/>
            <chart:title svg:x="7.776cm" svg:y="11.02cm" chart:style-name="ch5">
              <text:p><text:span text:style-name="T1">Liczba węzłów</text:span></text:p>
            </chart:title>
            <chart:categories table:cell-range-address="Arkusz1.C65:Arkusz1.L65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451cm" svg:y="7.156cm" chart:style-name="ch9">
              <text:p><text:span text:style-name="T1">Liczba zajętych bajtów</text:span>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10" chart:values-cell-range-address="Arkusz1.C66:Arkusz1.L66" chart:label-cell-address="Arkusz1.B66:Arkusz1.B66" chart:class="chart:line">
            <chart:data-point chart:repeated="10"/>
          </chart:series>
          <chart:series chart:attached-axis="primary-y" chart:style-name="ch11" chart:values-cell-range-address="Arkusz1.C67:Arkusz1.L67" chart:label-cell-address="Arkusz1.B67:Arkusz1.B6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Arkusz1.C65:Arkusz1.L65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Stos Binarny</text:p>
                <draw:g>
                  <svg:desc>Arkusz1.B66:Arkusz1.B66</svg:desc>
                </draw:g>
              </table:table-cell>
              <table:table-cell office:value-type="float" office:value="913408">
                <text:p>913408</text:p>
                <draw:g>
                  <svg:desc>Arkusz1.C66:Arkusz1.L66</svg:desc>
                </draw:g>
              </table:table-cell>
              <table:table-cell office:value-type="float" office:value="1228800">
                <text:p>1228800</text:p>
              </table:table-cell>
              <table:table-cell office:value-type="float" office:value="1228800">
                <text:p>1228800</text:p>
              </table:table-cell>
              <table:table-cell office:value-type="float" office:value="1269760">
                <text:p>1269760</text:p>
              </table:table-cell>
              <table:table-cell office:value-type="float" office:value="1269760">
                <text:p>1269760</text:p>
              </table:table-cell>
              <table:table-cell office:value-type="float" office:value="1269760">
                <text:p>1269760</text:p>
              </table:table-cell>
              <table:table-cell office:value-type="float" office:value="1347584">
                <text:p>1347584</text:p>
              </table:table-cell>
              <table:table-cell office:value-type="float" office:value="1347584">
                <text:p>1347584</text:p>
              </table:table-cell>
              <table:table-cell office:value-type="float" office:value="1347584">
                <text:p>1347584</text:p>
              </table:table-cell>
              <table:table-cell office:value-type="float" office:value="1507328">
                <text:p>1507328</text:p>
              </table:table-cell>
            </table:table-row>
            <table:table-row>
              <table:table-cell office:value-type="string">
                <text:p>Stos Pojedyńczy</text:p>
                <draw:g>
                  <svg:desc>Arkusz1.B67:Arkusz1.B67</svg:desc>
                </draw:g>
              </table:table-cell>
              <table:table-cell office:value-type="float" office:value="843776">
                <text:p>843776</text:p>
                <draw:g>
                  <svg:desc>Arkusz1.C67:Arkusz1.L67</svg:desc>
                </draw:g>
              </table:table-cell>
              <table:table-cell office:value-type="float" office:value="1216512">
                <text:p>1216512</text:p>
              </table:table-cell>
              <table:table-cell office:value-type="float" office:value="1216512">
                <text:p>1216512</text:p>
              </table:table-cell>
              <table:table-cell office:value-type="float" office:value="1216512">
                <text:p>1216512</text:p>
              </table:table-cell>
              <table:table-cell office:value-type="float" office:value="1216512">
                <text:p>1216512</text:p>
              </table:table-cell>
              <table:table-cell office:value-type="float" office:value="1216512">
                <text:p>1216512</text:p>
              </table:table-cell>
              <table:table-cell office:value-type="float" office:value="1216512">
                <text:p>1216512</text:p>
              </table:table-cell>
              <table:table-cell office:value-type="float" office:value="1216512">
                <text:p>1216512</text:p>
              </table:table-cell>
              <table:table-cell office:value-type="float" office:value="1228800">
                <text:p>1228800</text:p>
              </table:table-cell>
              <table:table-cell office:value-type="float" office:value="1228800">
                <text:p>12288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